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2" style:family="table-row">
      <style:table-row-properties style:min-row-height="2.212cm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59f45"/>
    </style:style>
    <style:style style:name="P6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778fd" style:font-weight-asian="bold" style:font-weight-complex="bold"/>
    </style:style>
    <style:style style:name="T4" style:family="text">
      <style:text-properties officeooo:rsid="007813ca"/>
    </style:style>
    <style:style style:name="T5" style:family="text">
      <style:text-properties officeooo:rsid="0079f4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42438985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424392032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</text:span><text:span text:style-name="T5">en cuál de las siguientes ranuras insertarías una tarjeta de red actual.</text:span></text:p>
          </table:table-cell>
        </table:table-row>
        <table:table-row table:style-name="Tabla9.2">
          <table:table-cell table:style-name="Tabla9.A2" table:number-columns-spanned="2" office:value-type="string">
            <text:list xml:id="list4268737061" text:style-name="L1">
              <text:list-item>
                <text:p text:style-name="P6">PCI-32 bits</text:p>
              </text:list-item>
              <text:list-item>
                <text:p text:style-name="P6">AGP</text:p>
              </text:list-item>
              <text:list-item>
                <text:p text:style-name="P6">PCI-e x1</text:p>
              </text:list-item>
              <text:list-item>
                <text:p text:style-name="P6">PCI-e x16</text:p>
              </text:list-item>
            </text:list>
            <text:p text:style-name="Table_20_Contents"/>
            <text:p text:style-name="Table_20_Contents"/>
            <text:p text:style-name="Table_20_Contents">PCI-e x1</text:p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23:15.922000000</dc:date>
    <meta:editing-duration>PT9H10M32S</meta:editing-duration>
    <meta:editing-cycles>151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33" meta:character-count="166" meta:non-whitespace-character-count="145"/>
  </office:meta>
</office:document-meta>
</file>